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7865" officeooo:paragraph-rsid="00097865"/>
    </style:style>
    <style:style style:name="P2" style:family="paragraph" style:parent-style-name="Text_20_body">
      <style:text-properties officeooo:rsid="00097865" officeooo:paragraph-rsid="000b2dcc"/>
    </style:style>
    <style:style style:name="P3" style:family="paragraph" style:parent-style-name="Text_20_body">
      <style:text-properties officeooo:rsid="00097865" officeooo:paragraph-rsid="000e8239"/>
    </style:style>
    <style:style style:name="P4" style:family="paragraph" style:parent-style-name="Text_20_body">
      <style:text-properties fo:background-color="#fff200"/>
    </style:style>
    <style:style style:name="P5" style:family="paragraph" style:parent-style-name="Heading_20_2">
      <loext:graphic-properties draw:fill="none" draw:fill-color="#ffffff" draw:opacity="100%"/>
      <style:paragraph-properties fo:background-color="transparent"/>
      <style:text-properties fo:background-color="#dee7e5"/>
    </style:style>
    <style:style style:name="P6" style:family="paragraph" style:parent-style-name="Heading_20_1">
      <style:text-properties fo:background-color="#ffb66c"/>
    </style:style>
    <style:style style:name="P7" style:family="paragraph" style:parent-style-name="Heading_20_1">
      <style:text-properties fo:background-color="#81d41a"/>
    </style:style>
    <style:style style:name="T1" style:family="text">
      <style:text-properties officeooo:rsid="000b2dcc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b3cac7" loext:char-shading-value="0"/>
    </style:style>
    <style:style style:name="T7" style:family="text">
      <style:text-properties fo:background-color="#b3cac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chapter1"/>Chapter 1<text:bookmark-end text:name="Bookmarkchapter1"/></text:h>
      <text:p text:style-name="P4"><text:bookmark-start text:name="bookmarkchapter1_text"/>Text<text:bookmark-end text:name="bookmarkchapter1_text"/></text:p>
      <text:p text:style-name="P3">Reference to bookmarkchapter1_<text:span text:style-name="T1">text</text:span>: <text:span text:style-name="T3"><text:bookmark-ref text:reference-format="text" text:ref-name="bookmarkchapter1_text">Text</text:bookmark-ref></text:span><text:span text:style-name="T3"><text:s/></text:span></text:p>
      <text:h text:style-name="P5" text:outline-level="2"><text:bookmark-start text:name="__RefHeading__4_2121972034"/>Chapter 1.1<text:bookmark-end text:name="__RefHeading__4_2121972034"/></text:h>
      <text:p text:style-name="Text_20_body">Cross reference <text:span text:style-name="T5"><text:bookmark-ref text:reference-format="text" text:ref-name="__RefHeading__8_2121972034">Chapter 2</text:bookmark-ref></text:span></text:p>
      <text:h text:style-name="Heading_20_2" text:outline-level="2"><text:bookmark-start text:name="__RefHeading__6_2121972034"/>Chapter 1.2<text:bookmark-end text:name="__RefHeading__6_2121972034"/></text:h>
      <text:p text:style-name="Text_20_body">Text</text:p>
      <text:h text:style-name="P7" text:outline-level="1"><text:bookmark-start text:name="__RefHeading__8_2121972034"/>Chapter 2<text:bookmark-end text:name="__RefHeading__8_2121972034"/></text:h>
      <text:p text:style-name="P1">Reference to bookmarkchapter1: <text:span text:style-name="T2"><text:bookmark-ref text:reference-format="text" text:ref-name="Bookmarkchapter1">Chapter 1</text:bookmark-ref></text:span></text:p>
      <text:p text:style-name="P2">Reference to bookmarkchapter1_<text:span text:style-name="T1">text</text:span>: <text:span text:style-name="T3"><text:bookmark-ref text:reference-format="text" text:ref-name="bookmarkchapter1_text">Text</text:bookmark-ref></text:span><text:span text:style-name="T3"><text:s/></text:span></text:p>
      <text:h text:style-name="Heading_20_2" text:outline-level="2">Chapter 2.1</text:h>
      <text:p text:style-name="Text_20_body">cross reference <text:span text:style-name="T7"><text:bookmark-ref text:reference-format="text" text:ref-name="__RefHeading__4_2121972034">Chapter 1.1</text:bookmark-ref></text:span></text:p>
      <text:h text:style-name="Heading_20_2" text:outline-level="2">Chapter 2.2</text:h>
      <text:p text:style-name="Text_20_body">cross reference <text:span text:style-name="T5"><text:bookmark-ref text:reference-format="text" text:ref-name="__RefHeading__8_2121972034">Chapter 2</text:bookmark-ref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FD KA </meta:initial-creator>
    <meta:creation-date>2019-10-12T14:30:08.18</meta:creation-date>
    <dc:date>2019-10-13T08:34:31.464000000</dc:date>
    <dc:creator>OFD KA </dc:creator>
    <meta:editing-duration>PT12M38S</meta:editing-duration>
    <meta:editing-cycles>8</meta:editing-cycles>
    <meta:generator>LibreOffice_powered_by_CIB/6.1.7.6$Windows_X86_64 LibreOffice_project/f71c998384c290fffb5feb5f6f999cd42354e3f2</meta:generator>
    <meta:document-statistic meta:table-count="0" meta:image-count="0" meta:object-count="0" meta:page-count="1" meta:paragraph-count="14" meta:word-count="45" meta:character-count="283" meta:non-whitespace-character-count="256"/>
  </office:meta>
</office:document-meta>
</file>